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590000002BDC6F1554.png" manifest:media-type=""/>
  <manifest:file-entry manifest:full-path="Pictures/10000000000001260000002B6FF23EB2.png" manifest:media-type=""/>
  <manifest:file-entry manifest:full-path="Pictures/10000000000000890000001130691DCF.png" manifest:media-type=""/>
  <manifest:file-entry manifest:full-path="Pictures/100000000000006700000026D20BBC5B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929in"/>
    </style:style>
    <style:style style:name="co2" style:family="table-column">
      <style:table-column-properties fo:break-before="auto" style:column-width="1.2846in"/>
    </style:style>
    <style:style style:name="co3" style:family="table-column">
      <style:table-column-properties fo:break-before="auto" style:column-width="0.6846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0.7874in"/>
    </style:style>
    <style:style style:name="co7" style:family="table-column">
      <style:table-column-properties fo:break-before="auto" style:column-width="0.6984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646in" fo:break-before="auto" style:use-optimal-row-height="true"/>
    </style:style>
    <style:style style:name="ro3" style:family="table-row">
      <style:table-row-properties style:row-height="0.2146in" fo:break-before="auto" style:use-optimal-row-height="true"/>
    </style:style>
    <style:style style:name="ro4" style:family="table-row">
      <style:table-row-properties style:row-height="0.2264in" fo:break-before="auto" style:use-optimal-row-height="true"/>
    </style:style>
    <style:style style:name="ta1" style:family="table" style:master-page-name="PageStyle_5f_grades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028in"/>
    </style:style>
    <style:style style:name="ce2" style:family="table-cell" style:parent-style-name="Default">
      <style:table-cell-properties style:cell-protect="none" style:print-content="true" fo:padding="0.028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ext-properties style:font-name="Arial" fo:font-weight="bold" style:font-name-asian="DejaVu Sans" style:font-weight-asian="bold" style:font-name-complex="Lohit Hindi" style:font-weight-complex="bold"/>
    </style:style>
    <style:style style:name="ce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5f_BuiltIn_5f_Good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5f_BuiltIn_5f_Good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style:cell-protect="none" style:print-content="true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5f_BuiltIn_5f_Good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5f_BuiltIn_5f_Good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cell-protect="none" style:print-content="true" fo:border="0.06pt solid #000000" fo:padding="0.028in"/>
    </style:style>
    <style:style style:name="ce14" style:family="table-cell" style:parent-style-name="Default">
      <style:table-cell-properties style:cell-protect="none" style:print-content="true" fo:padding="0.028in"/>
      <style:text-properties style:font-name="Arial" style:font-name-asian="DejaVu Sans" style:font-name-complex="Lohit Hindi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fo:border-left="0.2pt solid #000000" fo:padding="0.028in" fo:border-right="none" style:rotation-align="none" fo:border-top="0.2pt solid #000000"/>
    </style:style>
    <style:style style:name="ce1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2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0.2pt solid #000000" style:cell-protect="none" style:print-content="true" style:diagonal-bl-tr="none" style:diagonal-tl-br="none" fo:border-left="0.2pt solid #000000" fo:padding="0.028in" fo:border-right="none" style:rotation-align="none" fo:border-top="none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fo:border-left="none" fo:padding="0.028in" fo:border-right="none" style:rotation-align="none" fo:border-top="0.2pt solid #000000"/>
    </style:style>
    <style:style style:name="ce19" style:family="table-cell" style:parent-style-name="Default">
      <style:table-cell-properties fo:border-bottom="0.2pt solid #000000" style:cell-protect="none" style:print-content="true" style:diagonal-bl-tr="none" style:diagonal-tl-br="none" fo:border-left="none" fo:padding="0.028in" fo:border-right="none" style:rotation-align="none" fo:border-top="none"/>
    </style:style>
    <style:style style:name="ce20" style:family="table-cell" style:parent-style-name="Default">
      <style:table-cell-properties style:cell-protect="none" style:print-content="true" style:text-align-source="fix" style:repeat-content="false" fo:padding="0.028in"/>
      <style:paragraph-properties fo:text-align="center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1" style:family="table-cell" style:parent-style-name="Default">
      <style:table-cell-properties style:cell-protect="none" style:print-content="true" style:diagonal-bl-tr="none" style:diagonal-tl-br="none" fo:border="none" fo:padding="0.028in" style:rotation-align="none"/>
    </style:style>
    <style:style style:name="ce22" style:family="table-cell" style:parent-style-name="Default">
      <style:table-cell-properties style:cell-protect="none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0.2pt solid #000000" style:cell-protect="none" style:print-content="true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28in" fo:border-right="0.2pt solid #000000" style:rotation-angle="0" style:rotation-align="none" style:shrink-to-fit="false" fo:border-top="0.2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cell-protect="none" style:print-content="true" style:text-align-source="fix" style:repeat-content="false" fo:padding="0.028in"/>
      <style:paragraph-properties fo:text-align="center" fo:margin-left="0in"/>
      <style:text-properties style:font-name="Arial" fo:font-weight="bold" style:font-name-asian="DejaVu Sans" style:font-weight-asian="bold" style:font-name-complex="Lohit Hindi" style:font-weight-complex="bold"/>
    </style:style>
    <style:style style:name="ce26" style:family="table-cell" style:parent-style-name="Default" style:data-style-name="N0">
      <style:table-cell-properties style:cell-protect="none" style:print-content="true" fo:padding="0.028in"/>
    </style:style>
    <style:style style:name="ce2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0.2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5f_BuiltIn_5f_Good" style:data-style-name="N0">
      <style:table-cell-properties style:glyph-orientation-vertical="0" fo:border-bottom="0.2pt solid #000000" style:cell-protect="none" style:print-content="true" style:diagonal-bl-tr="none" style:diagonal-tl-br="none" style:text-align-source="value-type" style:repeat-content="false" fo:wrap-option="no-wrap" fo:border-left="0.2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</style:style>
    <style:style style:name="ce29" style:family="table-cell" style:parent-style-name="Default">
      <style:table-cell-properties fo:border-bottom="none" style:cell-protect="none" style:print-content="true" style:diagonal-bl-tr="none" style:diagonal-tl-br="none" fo:border-left="none" fo:padding="0.028in" fo:border-right="0.2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5f_BuiltIn_5f_Good" style:data-style-name="N0">
      <style:table-cell-properties style:glyph-orientation-vertical="0" fo:border-bottom="0.2pt solid #000000" style:cell-protect="none" style:print-content="true" style:diagonal-bl-tr="none" style:diagonal-tl-br="none" style:text-align-source="value-type" style:repeat-content="false" fo:wrap-option="no-wrap" fo:border-left="none" style:direction="ltr" fo:padding="0.028in" fo:border-right="0.2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</style:style>
    <style:style style:name="ce31" style:family="table-cell" style:parent-style-name="Default">
      <style:table-cell-properties fo:border-bottom="0.2pt solid #000000" style:cell-protect="none" style:print-content="true" style:diagonal-bl-tr="none" style:diagonal-tl-br="none" fo:border-left="none" fo:padding="0.028in" fo:border-right="0.2pt solid #000000" style:rotation-align="none" fo:border-top="none"/>
    </style:style>
    <style:style style:name="ce32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3" style:family="table-cell" style:parent-style-name="Default">
      <style:table-cell-properties style:cell-protect="none" style:print-content="true" fo:padding="0.028in"/>
      <style:text-properties style:use-window-font-color="true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34" style:family="table-cell" style:parent-style-name="Default">
      <style:text-properties style:font-name="Arial" fo:font-size="14pt" fo:font-style="italic" fo:font-weight="bold" style:font-name-asian="DejaVu Sans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name-asian="DejaVu Sans" style:font-weight-asian="bold" style:font-name-complex="Lohit Hindi" style:font-weight-complex="bold"/>
    </style:style>
    <style:style style:name="T2" style:family="text">
      <style:text-properties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/>
      <table:table table:name="grades" table:style-name="ta1">
        <office:forms form:automatic-focus="false" form:apply-design-mode="false"/>
        <table:table-column-group>
          <table:table-column table:style-name="co1" table:default-cell-style-name="ce1"/>
          <table:table-column table:style-name="co2" table:default-cell-style-name="ce1"/>
          <table:table-column table:style-name="co3" table:number-columns-repeated="7" table:default-cell-style-name="ce1"/>
          <table:table-column table:style-name="co4" table:default-cell-style-name="ce1"/>
          <table:table-column table:style-name="co5" table:default-cell-style-name="ce1"/>
          <table:table-column table:style-name="co6" table:default-cell-style-name="ce1"/>
          <table:table-column table:style-name="co3" table:number-columns-repeated="7" table:default-cell-style-name="ce1"/>
        </table:table-column-group>
        <table:table-column-group>
          <table:table-column table:style-name="co3" table:number-columns-repeated="9" table:default-cell-style-name="ce1"/>
        </table:table-column-group>
        <table:table-column table:style-name="co7" table:number-columns-repeated="996" table:default-cell-style-name="Default"/>
        <table:table-row table:style-name="ro1">
          <table:table-cell table:number-columns-repeated="19"/>
          <table:table-cell table:style-name="Default" table:number-columns-repeated="9"/>
          <table:table-cell table:number-columns-repeated="996"/>
        </table:table-row>
        <table:table-row table:style-name="ro1">
          <table:table-cell table:number-columns-repeated="2"/>
          <table:table-cell table:style-name="ce12" office:value-type="string">
            <text:p>xpmax1</text:p>
          </table:table-cell>
          <table:table-cell table:style-name="ce12" office:value-type="string">
            <text:p>xpmax2</text:p>
          </table:table-cell>
          <table:table-cell table:style-name="ce12" office:value-type="string">
            <text:p>xpmax3</text:p>
          </table:table-cell>
          <table:table-cell table:style-name="ce12" office:value-type="string">
            <text:p>xpmax4</text:p>
          </table:table-cell>
          <table:table-cell table:style-name="ce12" office:value-type="string">
            <text:p>xpmax5</text:p>
          </table:table-cell>
          <table:table-cell table:style-name="ce12" office:value-type="string">
            <text:p>xpmax6</text:p>
          </table:table-cell>
          <table:table-cell table:style-name="ce12" office:value-type="string">
            <text:p>xpmax7</text:p>
          </table:table-cell>
          <table:table-cell table:style-name="ce12" office:value-type="string">
            <text:p>Tmax</text:p>
          </table:table-cell>
          <table:table-cell table:number-columns-repeated="9"/>
          <table:table-cell table:style-name="Default" table:number-columns-repeated="9"/>
          <table:table-cell table:number-columns-repeated="996"/>
        </table:table-row>
        <table:table-row table:style-name="ro1">
          <table:table-cell/>
          <table:table-cell table:style-name="ce7" office:value-type="string">
            <text:p>MaxValue</text:p>
          </table:table-cell>
          <table:table-cell table:number-columns-repeated="7" table:style-name="ce13" office:value-type="float" office:value="1">
            <text:p>1</text:p>
          </table:table-cell>
          <table:table-cell table:formula="of:=SUM([.C3:.I3])" office:value-type="float" office:value="7">
            <text:p>7</text:p>
          </table:table-cell>
          <table:table-cell table:number-columns-repeated="9"/>
          <table:table-cell table:style-name="Default" table:number-columns-repeated="9"/>
          <table:table-cell table:number-columns-repeated="996"/>
        </table:table-row>
        <table:table-row table:style-name="ro1">
          <table:table-cell table:number-columns-repeated="19"/>
          <table:table-cell table:style-name="Default" table:number-columns-repeated="9"/>
          <table:table-cell table:number-columns-repeated="996"/>
        </table:table-row>
        <table:table-row table:style-name="ro1">
          <table:table-cell table:number-columns-repeated="8"/>
          <table:table-cell>
            <draw:frame table:end-cell-address="grades.K7" table:end-x="0.1969in" table:end-y="0.1504in" draw:z-index="3" draw:name="Picture 3" draw:style-name="gr1" draw:text-style-name="P1" svg:width="1.3339in" svg:height="0.4736in" svg:x="0.3783in" svg:y="0.0728in">
              <draw:image xlink:href="Pictures/100000000000006700000026D20BBC5B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grades.R6" table:end-x="0.2555in" table:end-y="0.1535in" draw:z-index="0" draw:name="Picture 6" draw:style-name="gr2" draw:text-style-name="P1" svg:width="2.6461in" svg:height="0.3398in" svg:x="0.348in" svg:y="0.0118in">
              <draw:image xlink:href="Pictures/10000000000000890000001130691DCF.png" xlink:type="simple" xlink:show="embed" xlink:actuate="onLoad">
                <text:p/>
              </draw:image>
            </draw:frame>
          </table:table-cell>
          <table:table-cell table:number-columns-repeated="5"/>
          <table:table-cell table:style-name="Default" table:number-columns-repeated="2"/>
          <table:table-cell table:style-name="Default" office:value-type="string">
            <text:p>Need to sort data in order to calculate covariance max and thus Discriminative Efficiency</text:p>
          </table:table-cell>
          <table:table-cell table:style-name="Default" table:number-columns-repeated="6"/>
          <table:table-cell table:number-columns-repeated="996"/>
        </table:table-row>
        <table:table-row table:style-name="ro1">
          <table:table-cell table:number-columns-repeated="19"/>
          <table:table-cell table:style-name="Default" table:number-columns-repeated="9"/>
          <table:table-cell table:number-columns-repeated="996"/>
        </table:table-row>
        <table:table-row table:style-name="ro2">
          <table:table-cell table:style-name="ce2" table:number-columns-repeated="5"/>
          <table:table-cell table:style-name="ce20" office:value-type="string">
            <text:p><text:span text:style-name="T2">xp</text:span></text:p>
          </table:table-cell>
          <table:table-cell table:style-name="ce2" table:number-columns-repeated="9"/>
          <table:table-cell table:style-name="ce2" office:value-type="string">
            <text:p>rest</text:p>
          </table:table-cell>
          <table:table-cell table:style-name="ce2" table:number-columns-repeated="3"/>
          <table:table-cell table:style-name="ce32" table:number-columns-repeated="2"/>
          <table:table-cell table:style-name="ce33"/>
          <table:table-cell table:style-name="ce32" table:number-columns-repeated="2"/>
          <table:table-cell table:style-name="ce32" office:value-type="string">
            <text:p><text:span text:style-name="T2">xpmax</text:span></text:p>
          </table:table-cell>
          <table:table-cell table:style-name="ce32" table:number-columns-repeated="7"/>
          <table:table-cell table:style-name="ce34" office:value-type="string">
            <text:p>restmax</text:p>
          </table:table-cell>
          <table:table-cell table:style-name="ce32" table:number-columns-repeated="991"/>
        </table:table-row>
        <table:table-row table:style-name="ro1">
          <table:table-cell table:style-name="ce3" office:value-type="string">
            <text:p><text:span text:style-name="T1">rowno</text:span></text:p>
          </table:table-cell>
          <table:table-cell table:style-name="ce7" office:value-type="string">
            <text:p>Columnn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25" office:value-type="string">
            <text:p>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table:number-columns-repeated="13"/>
          <table:table-cell table:number-columns-repeated="975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3333333">
            <text:p>0.333333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26" table:formula="of:=SUM([.C9:.I9])" office:value-type="float" office:value="3.8333333">
            <text:p>3.8333333</text:p>
          </table:table-cell>
          <table:table-cell table:number-columns-repeated="2"/>
          <table:table-cell table:formula="of:=T-INDEX(xp;rowno;Columnno)" office:value-type="float" office:value="2.8333333">
            <text:p>2.8333333</text:p>
          </table:table-cell>
          <table:table-cell table:formula="of:=T-INDEX(xp;rowno;Columnno)" office:value-type="float" office:value="3.8333333">
            <text:p>3.8333333</text:p>
          </table:table-cell>
          <table:table-cell table:formula="of:=T-INDEX(xp;rowno;Columnno)" office:value-type="float" office:value="3.5">
            <text:p>3.5</text:p>
          </table:table-cell>
          <table:table-cell table:formula="of:=T-INDEX(xp;rowno;Columnno)" office:value-type="float" office:value="2.8333333">
            <text:p>2.8333333</text:p>
          </table:table-cell>
          <table:table-cell table:formula="of:=T-INDEX(xp;rowno;Columnno)" office:value-type="float" office:value="3.3333333">
            <text:p>3.3333333</text:p>
          </table:table-cell>
          <table:table-cell table:formula="of:=T-INDEX(xp;rowno;Columnno)" office:value-type="float" office:value="3.8333333">
            <text:p>3.8333333</text:p>
          </table:table-cell>
          <table:table-cell table:formula="of:=T-INDEX(xp;rowno;Columnno)" office:value-type="float" office:value="2.8333333">
            <text:p>2.8333333</text:p>
          </table:table-cell>
          <table:table-cell table:style-name="Default" table:number-columns-repeated="2"/>
          <table:table-cell table:style-name="Default" table:formula="of:=SMALL(INDEX(xp;0;Columnno);rowno)" office:value-type="float" office:value="0">
            <text:p>0</text:p>
          </table:table-cell>
          <table:table-cell table:style-name="Default" table:formula="of:=SMALL(INDEX(xp;0;Columnno);rowno)" office:value-type="float" office:value="0">
            <text:p>0</text:p>
          </table:table-cell>
          <table:table-cell table:style-name="Default" table:formula="of:=SMALL(INDEX(xp;0;Columnno);rowno)" office:value-type="float" office:value="0.3333333">
            <text:p>0.3333333</text:p>
          </table:table-cell>
          <table:table-cell table:style-name="Default" table:formula="of:=SMALL(INDEX(xp;0;Columnno);rowno)" office:value-type="float" office:value="0">
            <text:p>0</text:p>
          </table:table-cell>
          <table:table-cell table:style-name="Default" table:formula="of:=SMALL(INDEX(xp;0;Columnno);rowno)" office:value-type="float" office:value="0">
            <text:p>0</text:p>
          </table:table-cell>
          <table:table-cell table:style-name="Default" table:formula="of:=SMALL(INDEX(xp;0;Columnno);rowno)" office:value-type="float" office:value="0">
            <text:p>0</text:p>
          </table:table-cell>
          <table:table-cell table:style-name="Default" table:formula="of:=SMALL(INDEX(xp;0;Columnno);rowno)" office:value-type="float" office:value="0.5">
            <text:p>0.5</text:p>
          </table:table-cell>
          <table:table-cell/>
          <table:table-cell table:style-name="ce1" table:formula="of:=SMALL(INDEX(rest;0;Columnno);rowno)" office:value-type="float" office:value="2.5">
            <text:p>2.5</text:p>
          </table:table-cell>
          <table:table-cell table:style-name="ce1" table:formula="of:=SMALL(INDEX(rest;0;Columnno);rowno)" office:value-type="float" office:value="1.5">
            <text:p>1.5</text:p>
          </table:table-cell>
          <table:table-cell table:style-name="ce1" table:formula="of:=SMALL(INDEX(rest;0;Columnno);rowno)" office:value-type="float" office:value="1.5">
            <text:p>1.5</text:p>
          </table:table-cell>
          <table:table-cell table:style-name="ce1" table:formula="of:=SMALL(INDEX(rest;0;Columnno);rowno)" office:value-type="float" office:value="2.5">
            <text:p>2.5</text:p>
          </table:table-cell>
          <table:table-cell table:style-name="ce1" table:formula="of:=SMALL(INDEX(rest;0;Columnno);rowno)" office:value-type="float" office:value="2.5">
            <text:p>2.5</text:p>
          </table:table-cell>
          <table:table-cell table:style-name="ce1" table:formula="of:=SMALL(INDEX(rest;0;Columnno);rowno)" office:value-type="float" office:value="2.5">
            <text:p>2.5</text:p>
          </table:table-cell>
          <table:table-cell table:style-name="ce1" table:formula="of:=SMALL(INDEX(rest;0;Columnno);rowno)" office:value-type="float" office:value="2">
            <text:p>2</text:p>
          </table:table-cell>
          <table:table-cell table:style-name="ce1" table:number-columns-repeated="13"/>
          <table:table-cell table:number-columns-repeated="975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5">
            <text:p>0.5</text:p>
          </table:table-cell>
          <table:table-cell table:style-name="ce26" table:formula="of:=SUM([.C10:.I10])" office:value-type="float" office:value="2.5">
            <text:p>2.5</text:p>
          </table:table-cell>
          <table:table-cell table:number-columns-repeated="2"/>
          <table:table-cell table:formula="of:=T-INDEX(xp;rowno;Columnno)" office:value-type="float" office:value="2.5">
            <text:p>2.5</text:p>
          </table:table-cell>
          <table:table-cell table:formula="of:=T-INDEX(xp;rowno;Columnno)" office:value-type="float" office:value="1.5">
            <text:p>1.5</text:p>
          </table:table-cell>
          <table:table-cell table:formula="of:=T-INDEX(xp;rowno;Columnno)" office:value-type="float" office:value="1.5">
            <text:p>1.5</text:p>
          </table:table-cell>
          <table:table-cell table:formula="of:=T-INDEX(xp;rowno;Columnno)" office:value-type="float" office:value="2.5">
            <text:p>2.5</text:p>
          </table:table-cell>
          <table:table-cell table:formula="of:=T-INDEX(xp;rowno;Columnno)" office:value-type="float" office:value="2.5">
            <text:p>2.5</text:p>
          </table:table-cell>
          <table:table-cell table:formula="of:=T-INDEX(xp;rowno;Columnno)" office:value-type="float" office:value="2.5">
            <text:p>2.5</text:p>
          </table:table-cell>
          <table:table-cell table:formula="of:=T-INDEX(xp;rowno;Columnno)" office:value-type="float" office:value="2">
            <text:p>2</text:p>
          </table:table-cell>
          <table:table-cell table:style-name="Default" table:number-columns-repeated="2"/>
          <table:table-cell table:style-name="Default" table:formula="of:=SMALL(INDEX(xp;0;Columnno);rowno)" office:value-type="float" office:value="0">
            <text:p>0</text:p>
          </table:table-cell>
          <table:table-cell table:style-name="Default" table:formula="of:=SMALL(INDEX(xp;0;Columnno);rowno)" office:value-type="float" office:value="0">
            <text:p>0</text:p>
          </table:table-cell>
          <table:table-cell table:style-name="Default" table:formula="of:=SMALL(INDEX(xp;0;Columnno);rowno)" office:value-type="float" office:value="0.3333333">
            <text:p>0.3333333</text:p>
          </table:table-cell>
          <table:table-cell table:style-name="Default" table:formula="of:=SMALL(INDEX(xp;0;Columnno);rowno)" office:value-type="float" office:value="0">
            <text:p>0</text:p>
          </table:table-cell>
          <table:table-cell table:style-name="Default" table:formula="of:=SMALL(INDEX(xp;0;Columnno);rowno)" office:value-type="float" office:value="0">
            <text:p>0</text:p>
          </table:table-cell>
          <table:table-cell table:style-name="Default" table:formula="of:=SMALL(INDEX(xp;0;Columnno);rowno)" office:value-type="float" office:value="0">
            <text:p>0</text:p>
          </table:table-cell>
          <table:table-cell table:style-name="Default" table:formula="of:=SMALL(INDEX(xp;0;Columnno);rowno)" office:value-type="float" office:value="0.5">
            <text:p>0.5</text:p>
          </table:table-cell>
          <table:table-cell/>
          <table:table-cell table:style-name="ce1" table:formula="of:=SMALL(INDEX(rest;0;Columnno);rowno)" office:value-type="float" office:value="2.8333333">
            <text:p>2.8333333</text:p>
          </table:table-cell>
          <table:table-cell table:style-name="ce1" table:formula="of:=SMALL(INDEX(rest;0;Columnno);rowno)" office:value-type="float" office:value="3">
            <text:p>3</text:p>
          </table:table-cell>
          <table:table-cell table:style-name="ce1" table:formula="of:=SMALL(INDEX(rest;0;Columnno);rowno)" office:value-type="float" office:value="3">
            <text:p>3</text:p>
          </table:table-cell>
          <table:table-cell table:style-name="ce1" table:formula="of:=SMALL(INDEX(rest;0;Columnno);rowno)" office:value-type="float" office:value="2.8333333">
            <text:p>2.8333333</text:p>
          </table:table-cell>
          <table:table-cell table:style-name="ce1" table:formula="of:=SMALL(INDEX(rest;0;Columnno);rowno)" office:value-type="float" office:value="3.3333333">
            <text:p>3.3333333</text:p>
          </table:table-cell>
          <table:table-cell table:style-name="ce1" table:formula="of:=SMALL(INDEX(rest;0;Columnno);rowno)" office:value-type="float" office:value="3">
            <text:p>3</text:p>
          </table:table-cell>
          <table:table-cell table:style-name="ce1" table:formula="of:=SMALL(INDEX(rest;0;Columnno);rowno)" office:value-type="float" office:value="2.8333333">
            <text:p>2.8333333</text:p>
          </table:table-cell>
          <table:table-cell table:style-name="ce1" table:number-columns-repeated="13"/>
          <table:table-cell table:number-columns-repeated="975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.5">
            <text:p>0.5</text:p>
          </table:table-cell>
          <table:table-cell table:style-name="ce26" table:formula="of:=SUM([.C11:.I11])" office:value-type="float" office:value="4">
            <text:p>4</text:p>
          </table:table-cell>
          <table:table-cell table:number-columns-repeated="2"/>
          <table:table-cell table:formula="of:=T-INDEX(xp;rowno;Columnno)" office:value-type="float" office:value="4">
            <text:p>4</text:p>
          </table:table-cell>
          <table:table-cell table:formula="of:=T-INDEX(xp;rowno;Columnno)" office:value-type="float" office:value="3">
            <text:p>3</text:p>
          </table:table-cell>
          <table:table-cell table:formula="of:=T-INDEX(xp;rowno;Columnno)" office:value-type="float" office:value="3">
            <text:p>3</text:p>
          </table:table-cell>
          <table:table-cell table:formula="of:=T-INDEX(xp;rowno;Columnno)" office:value-type="float" office:value="4">
            <text:p>4</text:p>
          </table:table-cell>
          <table:table-cell table:formula="of:=T-INDEX(xp;rowno;Columnno)" office:value-type="float" office:value="3.5">
            <text:p>3.5</text:p>
          </table:table-cell>
          <table:table-cell table:formula="of:=T-INDEX(xp;rowno;Columnno)" office:value-type="float" office:value="3">
            <text:p>3</text:p>
          </table:table-cell>
          <table:table-cell table:formula="of:=T-INDEX(xp;rowno;Columnno)" office:value-type="float" office:value="3.5">
            <text:p>3.5</text:p>
          </table:table-cell>
          <table:table-cell table:style-name="Default" table:number-columns-repeated="2"/>
          <table:table-cell table:style-name="Default" table:formula="of:=SMALL(INDEX(xp;0;Columnno);rowno)" office:value-type="float" office:value="0">
            <text:p>0</text:p>
          </table:table-cell>
          <table:table-cell table:style-name="Default" table:formula="of:=SMALL(INDEX(xp;0;Columnno);rowno)" office:value-type="float" office:value="0">
            <text:p>0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0">
            <text:p>0</text:p>
          </table:table-cell>
          <table:table-cell table:style-name="Default" table:formula="of:=SMALL(INDEX(xp;0;Columnno);rowno)" office:value-type="float" office:value="0.5">
            <text:p>0.5</text:p>
          </table:table-cell>
          <table:table-cell table:style-name="Default" table:formula="of:=SMALL(INDEX(xp;0;Columnno);rowno)" office:value-type="float" office:value="0">
            <text:p>0</text:p>
          </table:table-cell>
          <table:table-cell table:style-name="Default" table:formula="of:=SMALL(INDEX(xp;0;Columnno);rowno)" office:value-type="float" office:value="0.5">
            <text:p>0.5</text:p>
          </table:table-cell>
          <table:table-cell/>
          <table:table-cell table:style-name="ce1" table:formula="of:=SMALL(INDEX(rest;0;Columnno);rowno)" office:value-type="float" office:value="3.5">
            <text:p>3.5</text:p>
          </table:table-cell>
          <table:table-cell table:style-name="ce1" table:formula="of:=SMALL(INDEX(rest;0;Columnno);rowno)" office:value-type="float" office:value="3.5">
            <text:p>3.5</text:p>
          </table:table-cell>
          <table:table-cell table:style-name="ce1" table:formula="of:=SMALL(INDEX(rest;0;Columnno);rowno)" office:value-type="float" office:value="3">
            <text:p>3</text:p>
          </table:table-cell>
          <table:table-cell table:style-name="ce1" table:formula="of:=SMALL(INDEX(rest;0;Columnno);rowno)" office:value-type="float" office:value="3">
            <text:p>3</text:p>
          </table:table-cell>
          <table:table-cell table:style-name="ce1" table:formula="of:=SMALL(INDEX(rest;0;Columnno);rowno)" office:value-type="float" office:value="3.5">
            <text:p>3.5</text:p>
          </table:table-cell>
          <table:table-cell table:style-name="ce1" table:formula="of:=SMALL(INDEX(rest;0;Columnno);rowno)" office:value-type="float" office:value="3">
            <text:p>3</text:p>
          </table:table-cell>
          <table:table-cell table:style-name="ce1" table:formula="of:=SMALL(INDEX(rest;0;Columnno);rowno)" office:value-type="float" office:value="3.5">
            <text:p>3.5</text:p>
          </table:table-cell>
          <table:table-cell table:style-name="ce1" table:number-columns-repeated="13"/>
          <table:table-cell table:number-columns-repeated="975"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26" table:formula="of:=SUM([.C12:.I12])" office:value-type="float" office:value="4.5">
            <text:p>4.5</text:p>
          </table:table-cell>
          <table:table-cell table:number-columns-repeated="2"/>
          <table:table-cell table:formula="of:=T-INDEX(xp;rowno;Columnno)" office:value-type="float" office:value="3.5">
            <text:p>3.5</text:p>
          </table:table-cell>
          <table:table-cell table:formula="of:=T-INDEX(xp;rowno;Columnno)" office:value-type="float" office:value="3.5">
            <text:p>3.5</text:p>
          </table:table-cell>
          <table:table-cell table:formula="of:=T-INDEX(xp;rowno;Columnno)" office:value-type="float" office:value="3.5">
            <text:p>3.5</text:p>
          </table:table-cell>
          <table:table-cell table:formula="of:=T-INDEX(xp;rowno;Columnno)" office:value-type="float" office:value="4.5">
            <text:p>4.5</text:p>
          </table:table-cell>
          <table:table-cell table:formula="of:=T-INDEX(xp;rowno;Columnno)" office:value-type="float" office:value="4">
            <text:p>4</text:p>
          </table:table-cell>
          <table:table-cell table:formula="of:=T-INDEX(xp;rowno;Columnno)" office:value-type="float" office:value="4.5">
            <text:p>4.5</text:p>
          </table:table-cell>
          <table:table-cell table:formula="of:=T-INDEX(xp;rowno;Columnno)" office:value-type="float" office:value="3.5">
            <text:p>3.5</text:p>
          </table:table-cell>
          <table:table-cell table:style-name="Default" table:number-columns-repeated="2"/>
          <table:table-cell table:style-name="Default" table:formula="of:=SMALL(INDEX(xp;0;Columnno);rowno)" office:value-type="float" office:value="0">
            <text:p>0</text:p>
          </table:table-cell>
          <table:table-cell table:style-name="Default" table:formula="of:=SMALL(INDEX(xp;0;Columnno);rowno)" office:value-type="float" office:value="0">
            <text:p>0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0">
            <text:p>0</text:p>
          </table:table-cell>
          <table:table-cell table:style-name="Default" table:formula="of:=SMALL(INDEX(xp;0;Columnno);rowno)" office:value-type="float" office:value="0.5">
            <text:p>0.5</text:p>
          </table:table-cell>
          <table:table-cell table:style-name="Default" table:formula="of:=SMALL(INDEX(xp;0;Columnno);rowno)" office:value-type="float" office:value="0">
            <text:p>0</text:p>
          </table:table-cell>
          <table:table-cell table:style-name="Default" table:formula="of:=SMALL(INDEX(xp;0;Columnno);rowno)" office:value-type="float" office:value="0.5">
            <text:p>0.5</text:p>
          </table:table-cell>
          <table:table-cell/>
          <table:table-cell table:style-name="ce1" table:formula="of:=SMALL(INDEX(rest;0;Columnno);rowno)" office:value-type="float" office:value="3.5">
            <text:p>3.5</text:p>
          </table:table-cell>
          <table:table-cell table:style-name="ce1" table:formula="of:=SMALL(INDEX(rest;0;Columnno);rowno)" office:value-type="float" office:value="3.5">
            <text:p>3.5</text:p>
          </table:table-cell>
          <table:table-cell table:style-name="ce1" table:formula="of:=SMALL(INDEX(rest;0;Columnno);rowno)" office:value-type="float" office:value="3.5">
            <text:p>3.5</text:p>
          </table:table-cell>
          <table:table-cell table:style-name="ce1" table:formula="of:=SMALL(INDEX(rest;0;Columnno);rowno)" office:value-type="float" office:value="3.5">
            <text:p>3.5</text:p>
          </table:table-cell>
          <table:table-cell table:style-name="ce1" table:formula="of:=SMALL(INDEX(rest;0;Columnno);rowno)" office:value-type="float" office:value="3.5">
            <text:p>3.5</text:p>
          </table:table-cell>
          <table:table-cell table:style-name="ce1" table:formula="of:=SMALL(INDEX(rest;0;Columnno);rowno)" office:value-type="float" office:value="3.5">
            <text:p>3.5</text:p>
          </table:table-cell>
          <table:table-cell table:style-name="ce1" table:formula="of:=SMALL(INDEX(rest;0;Columnno);rowno)" office:value-type="float" office:value="3.5">
            <text:p>3.5</text:p>
          </table:table-cell>
          <table:table-cell table:style-name="ce1" table:number-columns-repeated="13"/>
          <table:table-cell table:number-columns-repeated="975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4" table:style-name="ce13" office:value-type="float" office:value="1">
            <text:p>1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.5">
            <text:p>0.5</text:p>
          </table:table-cell>
          <table:table-cell table:style-name="ce26" table:formula="of:=SUM([.C13:.I13])" office:value-type="float" office:value="6">
            <text:p>6</text:p>
          </table:table-cell>
          <table:table-cell table:number-columns-repeated="2"/>
          <table:table-cell table:formula="of:=T-INDEX(xp;rowno;Columnno)" office:value-type="float" office:value="5">
            <text:p>5</text:p>
          </table:table-cell>
          <table:table-cell table:formula="of:=T-INDEX(xp;rowno;Columnno)" office:value-type="float" office:value="5">
            <text:p>5</text:p>
          </table:table-cell>
          <table:table-cell table:formula="of:=T-INDEX(xp;rowno;Columnno)" office:value-type="float" office:value="5">
            <text:p>5</text:p>
          </table:table-cell>
          <table:table-cell table:formula="of:=T-INDEX(xp;rowno;Columnno)" office:value-type="float" office:value="5">
            <text:p>5</text:p>
          </table:table-cell>
          <table:table-cell table:formula="of:=T-INDEX(xp;rowno;Columnno)" office:value-type="float" office:value="5.5">
            <text:p>5.5</text:p>
          </table:table-cell>
          <table:table-cell table:formula="of:=T-INDEX(xp;rowno;Columnno)" office:value-type="float" office:value="5">
            <text:p>5</text:p>
          </table:table-cell>
          <table:table-cell table:formula="of:=T-INDEX(xp;rowno;Columnno)" office:value-type="float" office:value="5.5">
            <text:p>5.5</text:p>
          </table:table-cell>
          <table:table-cell table:style-name="Default" table:number-columns-repeated="2"/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0.5">
            <text:p>0.5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0.5">
            <text:p>0.5</text:p>
          </table:table-cell>
          <table:table-cell/>
          <table:table-cell table:style-name="ce1" table:formula="of:=SMALL(INDEX(rest;0;Columnno);rowno)" office:value-type="float" office:value="3.8333333">
            <text:p>3.8333333</text:p>
          </table:table-cell>
          <table:table-cell table:style-name="ce1" table:formula="of:=SMALL(INDEX(rest;0;Columnno);rowno)" office:value-type="float" office:value="3.5">
            <text:p>3.5</text:p>
          </table:table-cell>
          <table:table-cell table:style-name="ce1" table:formula="of:=SMALL(INDEX(rest;0;Columnno);rowno)" office:value-type="float" office:value="3.5">
            <text:p>3.5</text:p>
          </table:table-cell>
          <table:table-cell table:style-name="ce1" table:formula="of:=SMALL(INDEX(rest;0;Columnno);rowno)" office:value-type="float" office:value="3.8333333">
            <text:p>3.8333333</text:p>
          </table:table-cell>
          <table:table-cell table:style-name="ce1" table:formula="of:=SMALL(INDEX(rest;0;Columnno);rowno)" office:value-type="float" office:value="4">
            <text:p>4</text:p>
          </table:table-cell>
          <table:table-cell table:style-name="ce1" table:formula="of:=SMALL(INDEX(rest;0;Columnno);rowno)" office:value-type="float" office:value="3.8333333">
            <text:p>3.8333333</text:p>
          </table:table-cell>
          <table:table-cell table:style-name="ce1" table:formula="of:=SMALL(INDEX(rest;0;Columnno);rowno)" office:value-type="float" office:value="3.5">
            <text:p>3.5</text:p>
          </table:table-cell>
          <table:table-cell table:style-name="ce1" table:number-columns-repeated="13"/>
          <table:table-cell table:number-columns-repeated="975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3333333">
            <text:p>0.333333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.5">
            <text:p>0.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26" table:formula="of:=SUM([.C14:.I14])" office:value-type="float" office:value="4.8333333">
            <text:p>4.8333333</text:p>
          </table:table-cell>
          <table:table-cell table:number-columns-repeated="2"/>
          <table:table-cell table:formula="of:=T-INDEX(xp;rowno;Columnno)" office:value-type="float" office:value="3.8333333">
            <text:p>3.8333333</text:p>
          </table:table-cell>
          <table:table-cell table:formula="of:=T-INDEX(xp;rowno;Columnno)" office:value-type="float" office:value="4.8333333">
            <text:p>4.8333333</text:p>
          </table:table-cell>
          <table:table-cell table:formula="of:=T-INDEX(xp;rowno;Columnno)" office:value-type="float" office:value="4.5">
            <text:p>4.5</text:p>
          </table:table-cell>
          <table:table-cell table:formula="of:=T-INDEX(xp;rowno;Columnno)" office:value-type="float" office:value="3.8333333">
            <text:p>3.8333333</text:p>
          </table:table-cell>
          <table:table-cell table:formula="of:=T-INDEX(xp;rowno;Columnno)" office:value-type="float" office:value="4.3333333">
            <text:p>4.3333333</text:p>
          </table:table-cell>
          <table:table-cell table:formula="of:=T-INDEX(xp;rowno;Columnno)" office:value-type="float" office:value="3.8333333">
            <text:p>3.8333333</text:p>
          </table:table-cell>
          <table:table-cell table:formula="of:=T-INDEX(xp;rowno;Columnno)" office:value-type="float" office:value="3.8333333">
            <text:p>3.8333333</text:p>
          </table:table-cell>
          <table:table-cell table:style-name="Default" table:number-columns-repeated="2"/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0.5">
            <text:p>0.5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0.5">
            <text:p>0.5</text:p>
          </table:table-cell>
          <table:table-cell/>
          <table:table-cell table:style-name="ce1" table:formula="of:=SMALL(INDEX(rest;0;Columnno);rowno)" office:value-type="float" office:value="4">
            <text:p>4</text:p>
          </table:table-cell>
          <table:table-cell table:style-name="ce1" table:formula="of:=SMALL(INDEX(rest;0;Columnno);rowno)" office:value-type="float" office:value="3.8333333">
            <text:p>3.8333333</text:p>
          </table:table-cell>
          <table:table-cell table:style-name="ce1" table:formula="of:=SMALL(INDEX(rest;0;Columnno);rowno)" office:value-type="float" office:value="3.5">
            <text:p>3.5</text:p>
          </table:table-cell>
          <table:table-cell table:style-name="ce1" table:formula="of:=SMALL(INDEX(rest;0;Columnno);rowno)" office:value-type="float" office:value="4">
            <text:p>4</text:p>
          </table:table-cell>
          <table:table-cell table:style-name="ce1" table:formula="of:=SMALL(INDEX(rest;0;Columnno);rowno)" office:value-type="float" office:value="4">
            <text:p>4</text:p>
          </table:table-cell>
          <table:table-cell table:style-name="ce1" table:formula="of:=SMALL(INDEX(rest;0;Columnno);rowno)" office:value-type="float" office:value="3.8333333">
            <text:p>3.8333333</text:p>
          </table:table-cell>
          <table:table-cell table:style-name="ce1" table:formula="of:=SMALL(INDEX(rest;0;Columnno);rowno)" office:value-type="float" office:value="3.5">
            <text:p>3.5</text:p>
          </table:table-cell>
          <table:table-cell table:style-name="ce1" table:number-columns-repeated="13"/>
          <table:table-cell table:number-columns-repeated="975"/>
        </table:table-row>
        <table:table-row table:style-name="ro1">
          <table:table-cell office:value-type="float" office:value="7">
            <text:p>7</text:p>
          </table:table-cell>
          <table:table-cell/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5">
            <text:p>0.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26" table:formula="of:=SUM([.C15:.I15])" office:value-type="float" office:value="4.5">
            <text:p>4.5</text:p>
          </table:table-cell>
          <table:table-cell table:number-columns-repeated="2"/>
          <table:table-cell table:formula="of:=T-INDEX(xp;rowno;Columnno)" office:value-type="float" office:value="4.5">
            <text:p>4.5</text:p>
          </table:table-cell>
          <table:table-cell table:formula="of:=T-INDEX(xp;rowno;Columnno)" office:value-type="float" office:value="3.5">
            <text:p>3.5</text:p>
          </table:table-cell>
          <table:table-cell table:formula="of:=T-INDEX(xp;rowno;Columnno)" office:value-type="float" office:value="3.5">
            <text:p>3.5</text:p>
          </table:table-cell>
          <table:table-cell table:formula="of:=T-INDEX(xp;rowno;Columnno)" office:value-type="float" office:value="4.5">
            <text:p>4.5</text:p>
          </table:table-cell>
          <table:table-cell table:formula="of:=T-INDEX(xp;rowno;Columnno)" office:value-type="float" office:value="4">
            <text:p>4</text:p>
          </table:table-cell>
          <table:table-cell table:formula="of:=T-INDEX(xp;rowno;Columnno)" office:value-type="float" office:value="3.5">
            <text:p>3.5</text:p>
          </table:table-cell>
          <table:table-cell table:formula="of:=T-INDEX(xp;rowno;Columnno)" office:value-type="float" office:value="3.5">
            <text:p>3.5</text:p>
          </table:table-cell>
          <table:table-cell table:style-name="Default" table:number-columns-repeated="2"/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0.5">
            <text:p>0.5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/>
          <table:table-cell table:style-name="ce1" table:formula="of:=SMALL(INDEX(rest;0;Columnno);rowno)" office:value-type="float" office:value="4">
            <text:p>4</text:p>
          </table:table-cell>
          <table:table-cell table:style-name="ce1" table:formula="of:=SMALL(INDEX(rest;0;Columnno);rowno)" office:value-type="float" office:value="4">
            <text:p>4</text:p>
          </table:table-cell>
          <table:table-cell table:style-name="ce1" table:formula="of:=SMALL(INDEX(rest;0;Columnno);rowno)" office:value-type="float" office:value="3.5">
            <text:p>3.5</text:p>
          </table:table-cell>
          <table:table-cell table:style-name="ce1" table:formula="of:=SMALL(INDEX(rest;0;Columnno);rowno)" office:value-type="float" office:value="4.5">
            <text:p>4.5</text:p>
          </table:table-cell>
          <table:table-cell table:style-name="ce1" table:formula="of:=SMALL(INDEX(rest;0;Columnno);rowno)" office:value-type="float" office:value="4.3333333">
            <text:p>4.3333333</text:p>
          </table:table-cell>
          <table:table-cell table:style-name="ce1" table:formula="of:=SMALL(INDEX(rest;0;Columnno);rowno)" office:value-type="float" office:value="4.5">
            <text:p>4.5</text:p>
          </table:table-cell>
          <table:table-cell table:style-name="ce1" table:formula="of:=SMALL(INDEX(rest;0;Columnno);rowno)" office:value-type="float" office:value="3.8333333">
            <text:p>3.8333333</text:p>
          </table:table-cell>
          <table:table-cell table:style-name="ce1" table:number-columns-repeated="13"/>
          <table:table-cell table:number-columns-repeated="975"/>
        </table:table-row>
        <table:table-row table:style-name="ro1">
          <table:table-cell office:value-type="float" office:value="8">
            <text:p>8</text:p>
          </table:table-cell>
          <table:table-cell/>
          <table:table-cell table:number-columns-repeated="4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5">
            <text:p>0.5</text:p>
          </table:table-cell>
          <table:table-cell table:style-name="ce26" table:formula="of:=SUM([.C16:.I16])" office:value-type="float" office:value="4.5">
            <text:p>4.5</text:p>
          </table:table-cell>
          <table:table-cell table:number-columns-repeated="2"/>
          <table:table-cell table:formula="of:=T-INDEX(xp;rowno;Columnno)" office:value-type="float" office:value="3.5">
            <text:p>3.5</text:p>
          </table:table-cell>
          <table:table-cell table:formula="of:=T-INDEX(xp;rowno;Columnno)" office:value-type="float" office:value="3.5">
            <text:p>3.5</text:p>
          </table:table-cell>
          <table:table-cell table:formula="of:=T-INDEX(xp;rowno;Columnno)" office:value-type="float" office:value="3.5">
            <text:p>3.5</text:p>
          </table:table-cell>
          <table:table-cell table:formula="of:=T-INDEX(xp;rowno;Columnno)" office:value-type="float" office:value="3.5">
            <text:p>3.5</text:p>
          </table:table-cell>
          <table:table-cell table:formula="of:=T-INDEX(xp;rowno;Columnno)" office:value-type="float" office:value="4.5">
            <text:p>4.5</text:p>
          </table:table-cell>
          <table:table-cell table:formula="of:=T-INDEX(xp;rowno;Columnno)" office:value-type="float" office:value="4.5">
            <text:p>4.5</text:p>
          </table:table-cell>
          <table:table-cell table:formula="of:=T-INDEX(xp;rowno;Columnno)" office:value-type="float" office:value="4">
            <text:p>4</text:p>
          </table:table-cell>
          <table:table-cell table:style-name="Default" table:number-columns-repeated="2"/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0.5">
            <text:p>0.5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/>
          <table:table-cell table:style-name="ce1" table:formula="of:=SMALL(INDEX(rest;0;Columnno);rowno)" office:value-type="float" office:value="4.5">
            <text:p>4.5</text:p>
          </table:table-cell>
          <table:table-cell table:style-name="ce1" table:formula="of:=SMALL(INDEX(rest;0;Columnno);rowno)" office:value-type="float" office:value="4.8333333">
            <text:p>4.8333333</text:p>
          </table:table-cell>
          <table:table-cell table:style-name="ce1" table:formula="of:=SMALL(INDEX(rest;0;Columnno);rowno)" office:value-type="float" office:value="4.5">
            <text:p>4.5</text:p>
          </table:table-cell>
          <table:table-cell table:style-name="ce1" table:formula="of:=SMALL(INDEX(rest;0;Columnno);rowno)" office:value-type="float" office:value="4.5">
            <text:p>4.5</text:p>
          </table:table-cell>
          <table:table-cell table:style-name="ce1" table:formula="of:=SMALL(INDEX(rest;0;Columnno);rowno)" office:value-type="float" office:value="4.5">
            <text:p>4.5</text:p>
          </table:table-cell>
          <table:table-cell table:style-name="ce1" table:formula="of:=SMALL(INDEX(rest;0;Columnno);rowno)" office:value-type="float" office:value="4.5">
            <text:p>4.5</text:p>
          </table:table-cell>
          <table:table-cell table:style-name="ce1" table:formula="of:=SMALL(INDEX(rest;0;Columnno);rowno)" office:value-type="float" office:value="4">
            <text:p>4</text:p>
          </table:table-cell>
          <table:table-cell table:style-name="ce1" table:number-columns-repeated="13"/>
          <table:table-cell table:number-columns-repeated="975"/>
        </table:table-row>
        <table:table-row table:style-name="ro1">
          <table:table-cell office:value-type="float" office:value="9">
            <text:p>9</text:p>
          </table:table-cell>
          <table:table-cell/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office:value-type="float" office:value="0.5">
            <text:p>0.5</text:p>
          </table:table-cell>
          <table:table-cell table:style-name="ce26" table:formula="of:=SUM([.C17:.I17])" office:value-type="float" office:value="5.5">
            <text:p>5.5</text:p>
          </table:table-cell>
          <table:table-cell table:number-columns-repeated="2"/>
          <table:table-cell table:formula="of:=T-INDEX(xp;rowno;Columnno)" office:value-type="float" office:value="4.5">
            <text:p>4.5</text:p>
          </table:table-cell>
          <table:table-cell table:formula="of:=T-INDEX(xp;rowno;Columnno)" office:value-type="float" office:value="5.5">
            <text:p>5.5</text:p>
          </table:table-cell>
          <table:table-cell table:formula="of:=T-INDEX(xp;rowno;Columnno)" office:value-type="float" office:value="4.5">
            <text:p>4.5</text:p>
          </table:table-cell>
          <table:table-cell table:formula="of:=T-INDEX(xp;rowno;Columnno)" office:value-type="float" office:value="4.5">
            <text:p>4.5</text:p>
          </table:table-cell>
          <table:table-cell table:formula="of:=T-INDEX(xp;rowno;Columnno)" office:value-type="float" office:value="4.5">
            <text:p>4.5</text:p>
          </table:table-cell>
          <table:table-cell table:formula="of:=T-INDEX(xp;rowno;Columnno)" office:value-type="float" office:value="4.5">
            <text:p>4.5</text:p>
          </table:table-cell>
          <table:table-cell table:formula="of:=T-INDEX(xp;rowno;Columnno)" office:value-type="float" office:value="5">
            <text:p>5</text:p>
          </table:table-cell>
          <table:table-cell table:style-name="Default" table:number-columns-repeated="2"/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0.5">
            <text:p>0.5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/>
          <table:table-cell table:style-name="ce1" table:formula="of:=SMALL(INDEX(rest;0;Columnno);rowno)" office:value-type="float" office:value="4.5">
            <text:p>4.5</text:p>
          </table:table-cell>
          <table:table-cell table:style-name="ce1" table:formula="of:=SMALL(INDEX(rest;0;Columnno);rowno)" office:value-type="float" office:value="5">
            <text:p>5</text:p>
          </table:table-cell>
          <table:table-cell table:style-name="ce1" table:formula="of:=SMALL(INDEX(rest;0;Columnno);rowno)" office:value-type="float" office:value="4.5">
            <text:p>4.5</text:p>
          </table:table-cell>
          <table:table-cell table:style-name="ce1" table:formula="of:=SMALL(INDEX(rest;0;Columnno);rowno)" office:value-type="float" office:value="4.5">
            <text:p>4.5</text:p>
          </table:table-cell>
          <table:table-cell table:style-name="ce1" table:formula="of:=SMALL(INDEX(rest;0;Columnno);rowno)" office:value-type="float" office:value="4.5">
            <text:p>4.5</text:p>
          </table:table-cell>
          <table:table-cell table:style-name="ce1" table:formula="of:=SMALL(INDEX(rest;0;Columnno);rowno)" office:value-type="float" office:value="4.5">
            <text:p>4.5</text:p>
          </table:table-cell>
          <table:table-cell table:style-name="ce1" table:formula="of:=SMALL(INDEX(rest;0;Columnno);rowno)" office:value-type="float" office:value="5">
            <text:p>5</text:p>
          </table:table-cell>
          <table:table-cell table:style-name="ce1" table:number-columns-repeated="13"/>
          <table:table-cell table:number-columns-repeated="975"/>
        </table:table-row>
        <table:table-row table:style-name="ro1">
          <table:table-cell office:value-type="float" office:value="10">
            <text:p>10</text:p>
          </table:table-cell>
          <table:table-cell/>
          <table:table-cell table:number-columns-repeated="2"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.5">
            <text:p>0.5</text:p>
          </table:table-cell>
          <table:table-cell table:style-name="ce26" table:formula="of:=SUM([.C18:.I18])" office:value-type="float" office:value="4">
            <text:p>4</text:p>
          </table:table-cell>
          <table:table-cell table:number-columns-repeated="2"/>
          <table:table-cell table:formula="of:=T-INDEX(xp;rowno;Columnno)" office:value-type="float" office:value="4">
            <text:p>4</text:p>
          </table:table-cell>
          <table:table-cell table:formula="of:=T-INDEX(xp;rowno;Columnno)" office:value-type="float" office:value="4">
            <text:p>4</text:p>
          </table:table-cell>
          <table:table-cell table:formula="of:=T-INDEX(xp;rowno;Columnno)" office:value-type="float" office:value="3">
            <text:p>3</text:p>
          </table:table-cell>
          <table:table-cell table:formula="of:=T-INDEX(xp;rowno;Columnno)" office:value-type="float" office:value="3">
            <text:p>3</text:p>
          </table:table-cell>
          <table:table-cell table:formula="of:=T-INDEX(xp;rowno;Columnno)" office:value-type="float" office:value="3.5">
            <text:p>3.5</text:p>
          </table:table-cell>
          <table:table-cell table:formula="of:=T-INDEX(xp;rowno;Columnno)" office:value-type="float" office:value="3">
            <text:p>3</text:p>
          </table:table-cell>
          <table:table-cell table:formula="of:=T-INDEX(xp;rowno;Columnno)" office:value-type="float" office:value="3.5">
            <text:p>3.5</text:p>
          </table:table-cell>
          <table:table-cell table:style-name="Default" table:number-columns-repeated="2"/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 table:style-name="Default" table:formula="of:=SMALL(INDEX(xp;0;Columnno);rowno)" office:value-type="float" office:value="1">
            <text:p>1</text:p>
          </table:table-cell>
          <table:table-cell/>
          <table:table-cell table:style-name="ce1" table:formula="of:=SMALL(INDEX(rest;0;Columnno);rowno)" office:value-type="float" office:value="5">
            <text:p>5</text:p>
          </table:table-cell>
          <table:table-cell table:style-name="ce1" table:formula="of:=SMALL(INDEX(rest;0;Columnno);rowno)" office:value-type="float" office:value="5.5">
            <text:p>5.5</text:p>
          </table:table-cell>
          <table:table-cell table:style-name="ce1" table:formula="of:=SMALL(INDEX(rest;0;Columnno);rowno)" office:value-type="float" office:value="5">
            <text:p>5</text:p>
          </table:table-cell>
          <table:table-cell table:style-name="ce1" table:formula="of:=SMALL(INDEX(rest;0;Columnno);rowno)" office:value-type="float" office:value="5">
            <text:p>5</text:p>
          </table:table-cell>
          <table:table-cell table:style-name="ce1" table:formula="of:=SMALL(INDEX(rest;0;Columnno);rowno)" office:value-type="float" office:value="5.5">
            <text:p>5.5</text:p>
          </table:table-cell>
          <table:table-cell table:style-name="ce1" table:formula="of:=SMALL(INDEX(rest;0;Columnno);rowno)" office:value-type="float" office:value="5">
            <text:p>5</text:p>
          </table:table-cell>
          <table:table-cell table:style-name="ce1" table:formula="of:=SMALL(INDEX(rest;0;Columnno);rowno)" office:value-type="float" office:value="5.5">
            <text:p>5.5</text:p>
          </table:table-cell>
          <table:table-cell table:style-name="ce1" table:number-columns-repeated="13"/>
          <table:table-cell table:number-columns-repeated="975"/>
        </table:table-row>
        <table:table-row table:style-name="ro1">
          <table:table-cell table:style-name="ce4" office:value-type="string" table:number-columns-spanned="2" table:number-rows-spanned="1">
            <text:p>Average</text:p>
          </table:table-cell>
          <table:covered-table-cell table:style-name="ce4"/>
          <table:table-cell table:formula="of:=AVERAGE(INDEX(xp;0;Columnno))" office:value-type="float" office:value="0.6">
            <text:p>0.6</text:p>
          </table:table-cell>
          <table:table-cell table:formula="of:=AVERAGE(INDEX(xp;0;Columnno))" office:value-type="float" office:value="0.6">
            <text:p>0.6</text:p>
          </table:table-cell>
          <table:table-cell table:formula="of:=AVERAGE(INDEX(xp;0;Columnno))" office:value-type="float" office:value="0.86666666">
            <text:p>0.86666666</text:p>
          </table:table-cell>
          <table:table-cell table:formula="of:=AVERAGE(INDEX(xp;0;Columnno))" office:value-type="float" office:value="0.6">
            <text:p>0.6</text:p>
          </table:table-cell>
          <table:table-cell table:formula="of:=AVERAGE(INDEX(xp;0;Columnno))" office:value-type="float" office:value="0.45">
            <text:p>0.45</text:p>
          </table:table-cell>
          <table:table-cell table:formula="of:=AVERAGE(INDEX(xp;0;Columnno))" office:value-type="float" office:value="0.6">
            <text:p>0.6</text:p>
          </table:table-cell>
          <table:table-cell table:formula="of:=AVERAGE(INDEX(xp;0;Columnno))" office:value-type="float" office:value="0.7">
            <text:p>0.7</text:p>
          </table:table-cell>
          <table:table-cell table:formula="of:=AVERAGE(T)" office:value-type="float" office:value="4.41666666">
            <text:p>4.41666666</text:p>
          </table:table-cell>
          <table:table-cell table:number-columns-repeated="9"/>
          <table:table-cell table:style-name="Default" table:number-columns-repeated="9"/>
          <table:table-cell table:number-columns-repeated="996"/>
        </table:table-row>
        <table:table-row table:style-name="ro3">
          <table:table-cell table:style-name="ce5" office:value-type="string" table:number-columns-spanned="2" table:number-rows-spanned="1">
            <text:p>Facility Index</text:p>
          </table:table-cell>
          <table:covered-table-cell table:style-name="ce5"/>
          <table:table-cell table:style-name="ce6" table:formula="of:=Average*100/MaxValue" office:value-type="float" office:value="60">
            <text:p>60</text:p>
          </table:table-cell>
          <table:table-cell table:style-name="ce6" table:formula="of:=Average*100/MaxValue" office:value-type="float" office:value="60">
            <text:p>60</text:p>
          </table:table-cell>
          <table:table-cell table:style-name="ce6" table:formula="of:=Average*100/MaxValue" office:value-type="float" office:value="86.666666">
            <text:p>86.666666</text:p>
          </table:table-cell>
          <table:table-cell table:style-name="ce6" table:formula="of:=Average*100/MaxValue" office:value-type="float" office:value="60">
            <text:p>60</text:p>
          </table:table-cell>
          <table:table-cell table:style-name="ce6" table:formula="of:=Average*100/MaxValue" office:value-type="float" office:value="45">
            <text:p>45</text:p>
          </table:table-cell>
          <table:table-cell table:style-name="ce6" table:formula="of:=Average*100/MaxValue" office:value-type="float" office:value="60">
            <text:p>60</text:p>
          </table:table-cell>
          <table:table-cell table:style-name="ce6" table:formula="of:=Average*100/MaxValue" office:value-type="float" office:value="70">
            <text:p>70</text:p>
          </table:table-cell>
          <table:table-cell table:formula="of:=Average*100/MaxValue" office:value-type="float" office:value="63.095238">
            <text:p>63.095238</text:p>
          </table:table-cell>
          <table:table-cell table:number-columns-repeated="9"/>
          <table:table-cell table:style-name="Default" table:number-columns-repeated="9"/>
          <table:table-cell table:number-columns-repeated="996"/>
        </table:table-row>
        <table:table-row table:style-name="ro1">
          <table:table-cell table:style-name="ce4" office:value-type="string" table:number-columns-spanned="2" table:number-rows-spanned="1">
            <text:p>StandardDev</text:p>
          </table:table-cell>
          <table:covered-table-cell table:style-name="ce4"/>
          <table:table-cell table:formula="of:=STDEV(INDEX(xp;0;Columnno))" office:value-type="float" office:value="0.516397779494322">
            <text:p>0.5163977795</text:p>
          </table:table-cell>
          <table:table-cell table:formula="of:=STDEV(INDEX(xp;0;Columnno))" office:value-type="float" office:value="0.516397779494322">
            <text:p>0.5163977795</text:p>
          </table:table-cell>
          <table:table-cell table:formula="of:=STDEV(INDEX(xp;0;Columnno))" office:value-type="float" office:value="0.28109136162509">
            <text:p>0.2810913616</text:p>
          </table:table-cell>
          <table:table-cell table:formula="of:=STDEV(INDEX(xp;0;Columnno))" office:value-type="float" office:value="0.516397779494322">
            <text:p>0.5163977795</text:p>
          </table:table-cell>
          <table:table-cell table:formula="of:=STDEV(INDEX(xp;0;Columnno))" office:value-type="float" office:value="0.283823106098773">
            <text:p>0.2838231061</text:p>
          </table:table-cell>
          <table:table-cell table:formula="of:=STDEV(INDEX(xp;0;Columnno))" office:value-type="float" office:value="0.516397779494322">
            <text:p>0.5163977795</text:p>
          </table:table-cell>
          <table:table-cell table:formula="of:=STDEV(INDEX(xp;0;Columnno))" office:value-type="float" office:value="0.258198889747161">
            <text:p>0.2581988897</text:p>
          </table:table-cell>
          <table:table-cell table:formula="of:=STDEV(T)" office:value-type="float" office:value="0.956620853852085">
            <text:p>0.9566208539</text:p>
          </table:table-cell>
          <table:table-cell table:number-columns-repeated="9"/>
          <table:table-cell table:style-name="Default" table:number-columns-repeated="9"/>
          <table:table-cell table:number-columns-repeated="996"/>
        </table:table-row>
        <table:table-row table:style-name="ro4">
          <table:table-cell table:style-name="ce6" office:value-type="string">
            <text:p>StandardDevPercent</text:p>
          </table:table-cell>
          <table:table-cell table:style-name="ce6"/>
          <table:table-cell table:style-name="ce6" table:formula="of:=StandardDev*100/MaxValue" office:value-type="float" office:value="51.6397779494322">
            <text:p>51.6397779494</text:p>
          </table:table-cell>
          <table:table-cell table:style-name="ce6" table:formula="of:=StandardDev*100/MaxValue" office:value-type="float" office:value="51.6397779494322">
            <text:p>51.6397779494</text:p>
          </table:table-cell>
          <table:table-cell table:style-name="ce6" table:formula="of:=StandardDev*100/MaxValue" office:value-type="float" office:value="28.109136162509">
            <text:p>28.1091361625</text:p>
          </table:table-cell>
          <table:table-cell table:style-name="ce6" table:formula="of:=StandardDev*100/MaxValue" office:value-type="float" office:value="51.6397779494322">
            <text:p>51.6397779494</text:p>
          </table:table-cell>
          <table:table-cell table:style-name="ce6" table:formula="of:=StandardDev*100/MaxValue" office:value-type="float" office:value="28.3823106098773">
            <text:p>28.3823106099</text:p>
          </table:table-cell>
          <table:table-cell table:style-name="ce6" table:formula="of:=StandardDev*100/MaxValue" office:value-type="float" office:value="51.6397779494322">
            <text:p>51.6397779494</text:p>
          </table:table-cell>
          <table:table-cell table:style-name="ce6" table:formula="of:=StandardDev*100/MaxValue" office:value-type="float" office:value="25.8198889747161">
            <text:p>25.8198889747</text:p>
          </table:table-cell>
          <table:table-cell table:formula="of:=StandardDev*100/MaxValue" office:value-type="float" office:value="13.6660121978869">
            <text:p>13.6660121979</text:p>
          </table:table-cell>
          <table:table-cell table:number-columns-repeated="9"/>
          <table:table-cell table:style-name="Default" table:number-columns-repeated="9"/>
          <table:table-cell table:number-columns-repeated="996"/>
        </table:table-row>
        <table:table-row table:style-name="ro1">
          <table:table-cell table:style-name="ce7" table:number-columns-repeated="2"/>
          <table:table-cell table:number-columns-repeated="17"/>
          <table:table-cell table:style-name="Default" table:number-columns-repeated="9"/>
          <table:table-cell table:number-columns-repeated="996"/>
        </table:table-row>
        <table:table-row table:style-name="ro3">
          <table:table-cell table:style-name="ce8" office:value-type="string">
            <text:p>Intended Question Weight</text:p>
          </table:table-cell>
          <table:table-cell table:style-name="ce11"/>
          <table:table-cell table:style-name="ce6" table:formula="of:=100*MaxValue/Tmax" office:value-type="float" office:value="14.2857142857143">
            <text:p>14.2857142857</text:p>
          </table:table-cell>
          <table:table-cell table:style-name="ce6" table:formula="of:=100*MaxValue/Tmax" office:value-type="float" office:value="14.2857142857143">
            <text:p>14.2857142857</text:p>
          </table:table-cell>
          <table:table-cell table:style-name="ce6" table:formula="of:=100*MaxValue/Tmax" office:value-type="float" office:value="14.2857142857143">
            <text:p>14.2857142857</text:p>
          </table:table-cell>
          <table:table-cell table:style-name="ce6" table:formula="of:=100*MaxValue/Tmax" office:value-type="float" office:value="14.2857142857143">
            <text:p>14.2857142857</text:p>
          </table:table-cell>
          <table:table-cell table:style-name="ce6" table:formula="of:=100*MaxValue/Tmax" office:value-type="float" office:value="14.2857142857143">
            <text:p>14.2857142857</text:p>
          </table:table-cell>
          <table:table-cell table:style-name="ce6" table:formula="of:=100*MaxValue/Tmax" office:value-type="float" office:value="14.2857142857143">
            <text:p>14.2857142857</text:p>
          </table:table-cell>
          <table:table-cell table:style-name="ce6" table:formula="of:=100*MaxValue/Tmax" office:value-type="float" office:value="14.2857142857143">
            <text:p>14.2857142857</text:p>
          </table:table-cell>
          <table:table-cell table:number-columns-repeated="3"/>
          <table:table-cell table:style-name="ce7" table:number-columns-repeated="7"/>
          <table:table-cell table:style-name="Default" table:number-columns-repeated="9"/>
          <table:table-cell table:number-columns-repeated="996"/>
        </table:table-row>
        <table:table-row table:style-name="ro1">
          <table:table-cell table:style-name="ce4" office:value-type="string" table:number-columns-spanned="2" table:number-rows-spanned="1">
            <text:p>SQRT Covariance with T</text:p>
          </table:table-cell>
          <table:covered-table-cell table:style-name="ce4"/>
          <table:table-cell table:style-name="ce14" table:formula="of:=SQRT(COVAR(INDEX(xp;0;Columnno);T)*S/(S-1))" office:value-type="float" office:value="0">
            <text:p>Err:502</text:p>
          </table:table-cell>
          <table:table-cell table:style-name="ce14" table:formula="of:=SQRT(COVAR(INDEX(xp;0;Columnno);T)*S/(S-1))" office:value-type="float" office:value="0">
            <text:p>Err:502</text:p>
          </table:table-cell>
          <table:table-cell table:formula="of:=SQRT(COVAR(INDEX(xp;0;Columnno);T)*S/(S-1))" office:value-type="float" office:value="0">
            <text:p>Err:502</text:p>
          </table:table-cell>
          <table:table-cell table:formula="of:=SQRT(COVAR(INDEX(xp;0;Columnno);T)*S/(S-1))" office:value-type="float" office:value="0">
            <text:p>Err:502</text:p>
          </table:table-cell>
          <table:table-cell table:formula="of:=SQRT(COVAR(INDEX(xp;0;Columnno);T)*S/(S-1))" office:value-type="float" office:value="0">
            <text:p>Err:502</text:p>
          </table:table-cell>
          <table:table-cell table:formula="of:=SQRT(COVAR(INDEX(xp;0;Columnno);T)*S/(S-1))" office:value-type="float" office:value="0">
            <text:p>Err:502</text:p>
          </table:table-cell>
          <table:table-cell table:formula="of:=SQRT(COVAR(INDEX(xp;0;Columnno);T)*S/(S-1))" office:value-type="float" office:value="0">
            <text:p>Err:502</text:p>
          </table:table-cell>
          <table:table-cell table:formula="of:=SUM(SQRT_Covariance_with_T)" office:value-type="float" office:value="0">
            <text:p>Err:502</text:p>
          </table:table-cell>
          <table:table-cell table:number-columns-repeated="9"/>
          <table:table-cell table:style-name="Default" table:number-columns-repeated="9"/>
          <table:table-cell table:number-columns-repeated="996"/>
        </table:table-row>
        <table:table-row table:style-name="ro3">
          <table:table-cell table:style-name="ce5" office:value-type="string" table:number-columns-spanned="2" table:number-rows-spanned="1">
            <text:p>Effective Question Weight</text:p>
          </table:table-cell>
          <table:covered-table-cell table:style-name="ce5"/>
          <table:table-cell table:style-name="ce6" table:formula="of:=100*SQRT_Covariance_with_T/SQRT_Covariance_with_T_Sum" office:value-type="float" office:value="0">
            <text:p>Err:502</text:p>
          </table:table-cell>
          <table:table-cell table:style-name="ce6" table:formula="of:=100*SQRT_Covariance_with_T/SQRT_Covariance_with_T_Sum" office:value-type="float" office:value="0">
            <text:p>Err:502</text:p>
          </table:table-cell>
          <table:table-cell table:style-name="ce6" table:formula="of:=100*SQRT_Covariance_with_T/SQRT_Covariance_with_T_Sum" office:value-type="float" office:value="0">
            <text:p>Err:502</text:p>
          </table:table-cell>
          <table:table-cell table:style-name="ce6" table:formula="of:=100*SQRT_Covariance_with_T/SQRT_Covariance_with_T_Sum" office:value-type="float" office:value="0">
            <text:p>Err:502</text:p>
          </table:table-cell>
          <table:table-cell table:style-name="ce6" table:formula="of:=100*SQRT_Covariance_with_T/SQRT_Covariance_with_T_Sum" office:value-type="float" office:value="0">
            <text:p>Err:502</text:p>
          </table:table-cell>
          <table:table-cell table:style-name="ce6" table:formula="of:=100*SQRT_Covariance_with_T/SQRT_Covariance_with_T_Sum" office:value-type="float" office:value="0">
            <text:p>Err:502</text:p>
          </table:table-cell>
          <table:table-cell table:style-name="ce6" table:formula="of:=100*SQRT_Covariance_with_T/SQRT_Covariance_with_T_Sum" office:value-type="float" office:value="0">
            <text:p>Err:502</text:p>
          </table:table-cell>
          <table:table-cell table:formula="of:=SUM([.C26:.I26])" office:value-type="float" office:value="0">
            <text:p>Err:502</text:p>
          </table:table-cell>
          <table:table-cell table:number-columns-repeated="9"/>
          <table:table-cell table:style-name="Default" table:number-columns-repeated="9"/>
          <table:table-cell table:number-columns-repeated="996"/>
        </table:table-row>
        <table:table-row table:style-name="ro1">
          <table:table-cell>
            <draw:frame table:end-cell-address="grades.C29" table:end-x="0.4047in" table:end-y="0.1484in" draw:z-index="2" draw:name="Picture 34" draw:style-name="gr2" draw:text-style-name="P1" svg:width="2.5193in" svg:height="0.3618in" svg:x="0.163in" svg:y="0.1823in">
              <draw:image xlink:href="Pictures/10000000000001260000002B6FF23EB2.png" xlink:type="simple" xlink:show="embed" xlink:actuate="onLoad">
                <text:p/>
              </draw:image>
            </draw:frame>
          </table:table-cell>
          <table:table-cell table:number-columns-repeated="18"/>
          <table:table-cell table:style-name="Default" table:number-columns-repeated="9"/>
          <table:table-cell table:number-columns-repeated="996"/>
        </table:table-row>
        <table:table-row table:style-name="ro1">
          <table:table-cell table:number-columns-repeated="19"/>
          <table:table-cell table:style-name="Default" table:number-columns-repeated="9"/>
          <table:table-cell table:number-columns-repeated="996"/>
        </table:table-row>
        <table:table-row table:style-name="ro1">
          <table:table-cell table:style-name="ce9" office:value-type="string">
            <text:p>Covariance</text:p>
          </table:table-cell>
          <table:table-cell table:style-name="ce9"/>
          <table:table-cell table:formula="of:=COVAR(INDEX(xp;0;Columnno);INDEX(rest;0;Columnno))*S/(S-1)" office:value-type="float" office:value="0">
            <text:p>#VALUE!</text:p>
          </table:table-cell>
          <table:table-cell table:formula="of:=COVAR(INDEX(xp;0;Columnno);INDEX(rest;0;Columnno))*S/(S-1)" office:value-type="float" office:value="0">
            <text:p>#VALUE!</text:p>
          </table:table-cell>
          <table:table-cell table:formula="of:=COVAR(INDEX(xp;0;Columnno);INDEX(rest;0;Columnno))*S/(S-1)" office:value-type="float" office:value="0">
            <text:p>#VALUE!</text:p>
          </table:table-cell>
          <table:table-cell table:formula="of:=COVAR(INDEX(xp;0;Columnno);INDEX(rest;0;Columnno))*S/(S-1)" office:value-type="float" office:value="0">
            <text:p>#VALUE!</text:p>
          </table:table-cell>
          <table:table-cell table:formula="of:=COVAR(INDEX(xp;0;Columnno);INDEX(rest;0;Columnno))*S/(S-1)" office:value-type="float" office:value="0">
            <text:p>#VALUE!</text:p>
          </table:table-cell>
          <table:table-cell table:formula="of:=COVAR(INDEX(xp;0;Columnno);INDEX(rest;0;Columnno))*S/(S-1)" office:value-type="float" office:value="0">
            <text:p>#VALUE!</text:p>
          </table:table-cell>
          <table:table-cell table:formula="of:=COVAR(INDEX(xp;0;Columnno);INDEX(rest;0;Columnno))*S/(S-1)" office:value-type="float" office:value="0">
            <text:p>#VALUE!</text:p>
          </table:table-cell>
          <table:table-cell table:number-columns-repeated="10"/>
          <table:table-cell table:style-name="Default" table:number-columns-repeated="9"/>
          <table:table-cell table:number-columns-repeated="996"/>
        </table:table-row>
        <table:table-row table:style-name="ro1">
          <table:table-cell table:style-name="ce9" office:value-type="string">
            <text:p>Variancexp</text:p>
          </table:table-cell>
          <table:table-cell table:style-name="ce9"/>
          <table:table-cell table:formula="of:=VAR(INDEX(xp;0;Columnno))" office:value-type="float" office:value="0.266666666666667">
            <text:p>0.2666666667</text:p>
          </table:table-cell>
          <table:table-cell table:formula="of:=VAR(INDEX(xp;0;Columnno))" office:value-type="float" office:value="0.266666666666667">
            <text:p>0.2666666667</text:p>
          </table:table-cell>
          <table:table-cell table:formula="of:=VAR(INDEX(xp;0;Columnno))" office:value-type="float" office:value="0.0790123535802471">
            <text:p>0.0790123536</text:p>
          </table:table-cell>
          <table:table-cell table:formula="of:=VAR(INDEX(xp;0;Columnno))" office:value-type="float" office:value="0.266666666666667">
            <text:p>0.2666666667</text:p>
          </table:table-cell>
          <table:table-cell table:formula="of:=VAR(INDEX(xp;0;Columnno))" office:value-type="float" office:value="0.0805555555555556">
            <text:p>0.0805555556</text:p>
          </table:table-cell>
          <table:table-cell table:formula="of:=VAR(INDEX(xp;0;Columnno))" office:value-type="float" office:value="0.266666666666667">
            <text:p>0.2666666667</text:p>
          </table:table-cell>
          <table:table-cell table:formula="of:=VAR(INDEX(xp;0;Columnno))" office:value-type="float" office:value="0.0666666666666667">
            <text:p>0.0666666667</text:p>
          </table:table-cell>
          <table:table-cell table:number-columns-repeated="10"/>
          <table:table-cell table:style-name="Default" table:number-columns-repeated="9"/>
          <table:table-cell table:number-columns-repeated="996"/>
        </table:table-row>
        <table:table-row table:style-name="ro1">
          <table:table-cell table:style-name="ce9" office:value-type="string">
            <text:p>Variancerest</text:p>
          </table:table-cell>
          <table:table-cell table:style-name="ce9"/>
          <table:table-cell table:formula="of:=VAR(INDEX(rest;0;Columnno))" office:value-type="float" office:value="0.589197538024692">
            <text:p>0.589197538</text:p>
          </table:table-cell>
          <table:table-cell table:formula="of:=VAR(INDEX(rest;0;Columnno))" office:value-type="float" office:value="1.29290122691358">
            <text:p>1.2929012269</text:p>
          </table:table-cell>
          <table:table-cell table:formula="of:=VAR(INDEX(rest;0;Columnno))" office:value-type="float" office:value="0.969444444444444">
            <text:p>0.9694444444</text:p>
          </table:table-cell>
          <table:table-cell table:formula="of:=VAR(INDEX(rest;0;Columnno))" office:value-type="float" office:value="0.700308649135803">
            <text:p>0.7003086491</text:p>
          </table:table-cell>
          <table:table-cell table:formula="of:=VAR(INDEX(rest;0;Columnno))" office:value-type="float" office:value="0.671604940246914">
            <text:p>0.6716049402</text:p>
          </table:table-cell>
          <table:table-cell table:formula="of:=VAR(INDEX(rest;0;Columnno))" office:value-type="float" office:value="0.663271604691358">
            <text:p>0.6632716047</text:p>
          </table:table-cell>
          <table:table-cell table:formula="of:=VAR(INDEX(rest;0;Columnno))" office:value-type="float" office:value="0.981790129135803">
            <text:p>0.9817901291</text:p>
          </table:table-cell>
          <table:table-cell table:number-columns-repeated="10"/>
          <table:table-cell table:style-name="Default" table:number-columns-repeated="9"/>
          <table:table-cell table:number-columns-repeated="996"/>
        </table:table-row>
        <table:table-row table:style-name="ro3">
          <table:table-cell table:style-name="ce6" office:value-type="string">
            <text:p>Discrimination Index</text:p>
          </table:table-cell>
          <table:table-cell table:style-name="ce6"/>
          <table:table-cell table:style-name="ce6" table:formula="of:=100*Covariance/SQRT(Variancexp*Variancerest)" office:value-type="float" office:value="0">
            <text:p>#VALUE!</text:p>
          </table:table-cell>
          <table:table-cell table:style-name="ce6" table:formula="of:=100*Covariance/SQRT(Variancexp*Variancerest)" office:value-type="float" office:value="0">
            <text:p>#VALUE!</text:p>
          </table:table-cell>
          <table:table-cell table:style-name="ce6" table:formula="of:=100*Covariance/SQRT(Variancexp*Variancerest)" office:value-type="float" office:value="0">
            <text:p>#VALUE!</text:p>
          </table:table-cell>
          <table:table-cell table:style-name="ce6" table:formula="of:=100*Covariance/SQRT(Variancexp*Variancerest)" office:value-type="float" office:value="0">
            <text:p>#VALUE!</text:p>
          </table:table-cell>
          <table:table-cell table:style-name="ce6" table:formula="of:=100*Covariance/SQRT(Variancexp*Variancerest)" office:value-type="float" office:value="0">
            <text:p>#VALUE!</text:p>
          </table:table-cell>
          <table:table-cell table:style-name="ce6" table:formula="of:=100*Covariance/SQRT(Variancexp*Variancerest)" office:value-type="float" office:value="0">
            <text:p>#VALUE!</text:p>
          </table:table-cell>
          <table:table-cell table:style-name="ce6" table:formula="of:=100*Covariance/SQRT(Variancexp*Variancerest)" office:value-type="float" office:value="0">
            <text:p>#VALUE!</text:p>
          </table:table-cell>
          <table:table-cell table:number-columns-repeated="10"/>
          <table:table-cell table:style-name="Default" table:number-columns-repeated="9"/>
          <table:table-cell table:number-columns-repeated="996"/>
        </table:table-row>
        <table:table-row table:style-name="ro1">
          <table:table-cell table:style-name="ce10" office:value-type="string">
            <text:p>CovarianceMax</text:p>
          </table:table-cell>
          <table:table-cell table:style-name="ce12"/>
          <table:table-cell table:formula="of:=COVAR(INDEX(xpmax;0;Columnno);INDEX(restmax;0;Columnno))*S/(S-1)" office:value-type="float" office:value="0">
            <text:p>#VALUE!</text:p>
          </table:table-cell>
          <table:table-cell table:formula="of:=COVAR(INDEX(xpmax;0;Columnno);INDEX(restmax;0;Columnno))*S/(S-1)" office:value-type="float" office:value="0">
            <text:p>#VALUE!</text:p>
          </table:table-cell>
          <table:table-cell table:formula="of:=COVAR(INDEX(xpmax;0;Columnno);INDEX(restmax;0;Columnno))*S/(S-1)" office:value-type="float" office:value="0">
            <text:p>#VALUE!</text:p>
          </table:table-cell>
          <table:table-cell table:formula="of:=COVAR(INDEX(xpmax;0;Columnno);INDEX(restmax;0;Columnno))*S/(S-1)" office:value-type="float" office:value="0">
            <text:p>#VALUE!</text:p>
          </table:table-cell>
          <table:table-cell table:formula="of:=COVAR(INDEX(xpmax;0;Columnno);INDEX(restmax;0;Columnno))*S/(S-1)" office:value-type="float" office:value="0">
            <text:p>#VALUE!</text:p>
          </table:table-cell>
          <table:table-cell table:formula="of:=COVAR(INDEX(xpmax;0;Columnno);INDEX(restmax;0;Columnno))*S/(S-1)" office:value-type="float" office:value="0">
            <text:p>#VALUE!</text:p>
          </table:table-cell>
          <table:table-cell table:formula="of:=COVAR(INDEX(xpmax;0;Columnno);INDEX(restmax;0;Columnno))*S/(S-1)" office:value-type="float" office:value="0">
            <text:p>#VALUE!</text:p>
          </table:table-cell>
          <table:table-cell table:number-columns-repeated="10"/>
          <table:table-cell table:style-name="Default" table:number-columns-repeated="9"/>
          <table:table-cell table:number-columns-repeated="996"/>
        </table:table-row>
        <table:table-row table:style-name="ro3">
          <table:table-cell table:style-name="ce8" office:value-type="string">
            <text:p>Discriminative Efficiency</text:p>
          </table:table-cell>
          <table:table-cell table:style-name="ce11"/>
          <table:table-cell table:style-name="ce6" table:formula="of:=100*(Covariance/CovarianceMax)" office:value-type="float" office:value="0">
            <text:p>#VALUE!</text:p>
          </table:table-cell>
          <table:table-cell table:style-name="ce6" table:formula="of:=100*(Covariance/CovarianceMax)" office:value-type="float" office:value="0">
            <text:p>#VALUE!</text:p>
          </table:table-cell>
          <table:table-cell table:style-name="ce6" table:formula="of:=100*(Covariance/CovarianceMax)" office:value-type="float" office:value="0">
            <text:p>#VALUE!</text:p>
          </table:table-cell>
          <table:table-cell table:style-name="ce6" table:formula="of:=100*(Covariance/CovarianceMax)" office:value-type="float" office:value="0">
            <text:p>#VALUE!</text:p>
          </table:table-cell>
          <table:table-cell table:style-name="ce6" table:formula="of:=100*(Covariance/CovarianceMax)" office:value-type="float" office:value="0">
            <text:p>#VALUE!</text:p>
          </table:table-cell>
          <table:table-cell table:style-name="ce6" table:formula="of:=100*(Covariance/CovarianceMax)" office:value-type="float" office:value="0">
            <text:p>#VALUE!</text:p>
          </table:table-cell>
          <table:table-cell table:style-name="ce6" table:formula="of:=100*(Covariance/CovarianceMax)" office:value-type="float" office:value="0">
            <text:p>#VALUE!</text:p>
          </table:table-cell>
          <table:table-cell table:number-columns-repeated="10"/>
          <table:table-cell table:style-name="Default" table:number-columns-repeated="9"/>
          <table:table-cell table:number-columns-repeated="99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27" office:value-type="string" table:number-columns-spanned="2" table:number-rows-spanned="1">
            <text:p>Using Excel Function</text:p>
          </table:table-cell>
          <table:covered-table-cell table:style-name="ce27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Positions</text:p>
          </table:table-cell>
          <table:table-cell table:style-name="ce12" office:value-type="string">
            <text:p>S</text:p>
          </table:table-cell>
          <table:table-cell table:style-name="ce12" office:value-type="string">
            <text:p>Tave%</text:p>
          </table:table-cell>
          <table:table-cell table:style-name="ce12" office:value-type="string">
            <text:p>Tmedian%</text:p>
          </table:table-cell>
          <table:table-cell table:style-name="ce12" office:value-type="string">
            <text:p>Tstddev</text:p>
          </table:table-cell>
          <table:table-cell table:style-name="ce12" office:value-type="string">
            <text:p>Tstddev%</text:p>
          </table:table-cell>
          <table:table-cell/>
          <table:table-cell table:style-name="ce16" office:value-type="string">
            <text:p>Skewness</text:p>
          </table:table-cell>
          <table:table-cell table:style-name="ce29" office:value-type="string">
            <text:p>Kurtosis</text:p>
          </table:table-cell>
          <table:table-cell table:style-name="ce7" office:value-type="string">
            <text:p>CIC</text:p>
          </table:table-cell>
          <table:table-cell table:style-name="ce7" office:value-type="string">
            <text:p>Error Ratio</text:p>
          </table:table-cell>
          <table:table-cell table:style-name="ce7"/>
          <table:table-cell table:style-name="ce7" office:value-type="string">
            <text:p>Standard Error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6" table:formula="of:=COLUMNS(xp)" office:value-type="float" office:value="7">
            <text:p>7</text:p>
          </table:table-cell>
          <table:table-cell table:style-name="ce6" table:formula="of:=ROWS(xp)" office:value-type="float" office:value="10">
            <text:p>10</text:p>
          </table:table-cell>
          <table:table-cell table:style-name="ce6" table:formula="of:=AVERAGE(T)*100/Tmax" office:value-type="float" office:value="63.095238">
            <text:p>63.095238</text:p>
          </table:table-cell>
          <table:table-cell table:style-name="ce6" table:formula="of:=MEDIAN(T)*100/Tmax" office:value-type="float" office:value="64.2857142857143">
            <text:p>64.2857142857</text:p>
          </table:table-cell>
          <table:table-cell table:formula="of:=STDEV(T)" office:value-type="float" office:value="0.956620853852085">
            <text:p>0.9566208539</text:p>
          </table:table-cell>
          <table:table-cell table:style-name="ce6" table:formula="of:=STDEV(T)*100/Tmax" office:value-type="float" office:value="13.6660121978869">
            <text:p>13.6660121979</text:p>
          </table:table-cell>
          <table:table-cell/>
          <table:table-cell table:style-name="ce28" table:formula="of:=SKEW(T)" office:value-type="float" office:value="-0.328323311646026">
            <text:p>-0.3283233116</text:p>
          </table:table-cell>
          <table:table-cell table:style-name="ce30" table:formula="of:=KURT(T)" office:value-type="float" office:value="1.22851233490925">
            <text:p>1.2285123349</text:p>
          </table:table-cell>
          <table:table-cell table:style-name="ce6" table:formula="of:=100*(P/(P-1))*(1-SUM(Variancexp)/VAR(T))" office:value-type="float" office:value="-48.1618894864595">
            <text:p>-48.1618894865</text:p>
          </table:table-cell>
          <table:table-cell table:style-name="ce6" table:formula="of:=100*SQRT(1-(CIC/100))" office:value-type="float" office:value="121.72176858987">
            <text:p>121.7217685899</text:p>
          </table:table-cell>
          <table:table-cell/>
          <table:table-cell table:style-name="ce6" table:formula="of:=(ER*Tstdev/100)*(100/Tmax)" office:value-type="float" office:value="16.6345117429754">
            <text:p>16.634511743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"/>
          <table:table-cell table:style-name="ce18" table:number-columns-repeated="5"/>
          <table:table-cell table:style-name="ce24" office:value-type="string" table:number-columns-spanned="4" table:number-rows-spanned="1">
            <text:p>Using Equations from Wiki</text:p>
          </table:table-cell>
          <table:covered-table-cell table:number-columns-repeated="3" table:style-name="ce24"/>
          <table:table-cell table:number-columns-repeated="1012"/>
        </table:table-row>
        <table:table-row table:style-name="ro1">
          <table:table-cell table:number-columns-repeated="2"/>
          <table:table-cell table:style-name="ce16" office:value-type="string">
            <text:p>m2</text:p>
          </table:table-cell>
          <table:table-cell table:style-name="ce4" office:value-type="string">
            <text:p>m3</text:p>
          </table:table-cell>
          <table:table-cell table:style-name="ce4" office:value-type="string">
            <text:p>m4</text:p>
          </table:table-cell>
          <table:table-cell table:style-name="ce21"/>
          <table:table-cell table:style-name="ce22" office:value-type="string">
            <text:p>k2</text:p>
          </table:table-cell>
          <table:table-cell table:style-name="ce22" office:value-type="string">
            <text:p>k3</text:p>
          </table:table-cell>
          <table:table-cell table:style-name="ce22" office:value-type="string">
            <text:p>k4</text:p>
          </table:table-cell>
          <table:table-cell table:style-name="ce22"/>
          <table:table-cell table:style-name="ce22" office:value-type="string">
            <text:p>Skewness</text:p>
          </table:table-cell>
          <table:table-cell table:style-name="ce29" office:value-type="string">
            <text:p>Kurtosi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7" table:number-matrix-columns-spanned="1" table:number-matrix-rows-spanned="1" table:formula="of:=SUM(POWER(T-AVERAGE(T);2))/S" office:value-type="float" office:value="0.823611112222222">
            <text:p>0.8236111122</text:p>
          </table:table-cell>
          <table:table-cell table:style-name="ce19" table:number-matrix-columns-spanned="1" table:number-matrix-rows-spanned="1" table:formula="of:=SUM(POWER(T-AVERAGE(T);3))/S" office:value-type="float" office:value="-0.206944433111111">
            <text:p>-0.2069444331</text:p>
          </table:table-cell>
          <table:table-cell table:style-name="ce19" table:number-matrix-columns-spanned="1" table:number-matrix-rows-spanned="1" table:formula="of:=SUM(POWER(T-AVERAGE(T);4))/S" office:value-type="float" office:value="2.13639081406482">
            <text:p>2.1363908141</text:p>
          </table:table-cell>
          <table:table-cell table:style-name="ce19"/>
          <table:table-cell table:style-name="ce23" table:formula="of:=S/(S-1)*m2_" office:value-type="float" office:value="0.915123458024692">
            <text:p>0.915123458</text:p>
          </table:table-cell>
          <table:table-cell table:style-name="ce19" table:formula="of:=m3_*S*S/((S-1)*(S-2))" office:value-type="float" office:value="-0.287422823765431">
            <text:p>-0.2874228238</text:p>
          </table:table-cell>
          <table:table-cell table:style-name="ce19" table:formula="of:=((S+1)*m4_-(3*(S-1)*m2_*m2_))*S*S/((S-1)*(S-2)*(S-3))" office:value-type="float" office:value="1.02881881388154">
            <text:p>1.0288188139</text:p>
          </table:table-cell>
          <table:table-cell table:style-name="ce19"/>
          <table:table-cell table:style-name="ce19" table:formula="of:=k3_/POWER(k2_;3/2)" office:value-type="float" office:value="-0.328323311646026">
            <text:p>-0.3283233116</text:p>
          </table:table-cell>
          <table:table-cell table:style-name="ce31" table:formula="of:=k4_/POWER(k2_;2)" office:value-type="float" office:value="1.22851233490925">
            <text:p>1.2285123349</text:p>
          </table:table-cell>
          <table:table-cell table:number-columns-repeated="1012"/>
        </table:table-row>
        <table:table-row table:style-name="ro1" table:number-rows-repeated="52">
          <table:table-cell table:number-columns-repeated="1024"/>
        </table:table-row>
        <table:table-row table:style-name="ro1">
          <table:table-cell table:number-columns-repeated="24"/>
          <table:table-cell>
            <draw:frame table:end-cell-address="grades.AE102" table:end-x="0.6185in" table:end-y="0.0008in" draw:z-index="1" draw:name="Picture 1" draw:style-name="gr2" draw:text-style-name="P1" svg:width="4.6433in" svg:height="0.6028in" svg:x="0.111in" svg:y="0.1898in">
              <draw:image xlink:href="Pictures/10000000000001590000002BDC6F1554.png" xlink:type="simple" xlink:show="embed" xlink:actuate="onLoad">
                <text:p/>
              </draw:image>
            </draw:frame>
          </table:table-cell>
          <table:table-cell table:number-columns-repeated="999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verage" table:base-cell-address="$grades.$A$1" table:cell-range-address="$grades.$C$19:.$J$19"/>
        <table:named-range table:name="CIC" table:base-cell-address="$grades.$A$1" table:cell-range-address="$grades.$L$40"/>
        <table:named-range table:name="Columnno" table:base-cell-address="$grades.$A$1" table:cell-range-address="$grades.$C$8:.$AX$8"/>
        <table:named-range table:name="Covariance" table:base-cell-address="$grades.$D$40" table:cell-range-address="$grades.$C$29:.$I$29"/>
        <table:named-range table:name="CovarianceMax" table:base-cell-address="$grades.$D$40" table:cell-range-address="$grades.$C$33:.$I$33"/>
        <table:named-range table:name="Discrimination_Index" table:base-cell-address="$grades.$D$40" table:cell-range-address="$grades.$C$32:.$I$32"/>
        <table:named-range table:name="Discriminative_Efficiency" table:base-cell-address="$grades.$D$40" table:cell-range-address="$grades.$C$34:.$I$34"/>
        <table:named-range table:name="Effective_Question_Weight" table:base-cell-address="$grades.$D$40" table:cell-range-address="$grades.$C$26:.$I$26"/>
        <table:named-range table:name="ER" table:base-cell-address="$grades.$A$1" table:cell-range-address="$grades.$M$40"/>
        <table:named-range table:name="Intended_Question_Weight" table:base-cell-address="$grades.$D$40" table:cell-range-address="$grades.$C$24:.$I$25"/>
        <table:named-range table:name="k2_" table:base-cell-address="$grades.$A$1" table:cell-range-address="$grades.$G$45"/>
        <table:named-range table:name="k3_" table:base-cell-address="$grades.$A$1" table:cell-range-address="$grades.$H$45"/>
        <table:named-range table:name="k4_" table:base-cell-address="$grades.$A$1" table:cell-range-address="$grades.$I$45"/>
        <table:named-range table:name="m2_" table:base-cell-address="$grades.$A$1" table:cell-range-address="$grades.$C$45"/>
        <table:named-range table:name="m3_" table:base-cell-address="$grades.$A$1" table:cell-range-address="$grades.$D$45"/>
        <table:named-range table:name="m4_" table:base-cell-address="$grades.$A$1" table:cell-range-address="$grades.$E$45"/>
        <table:named-range table:name="MaxValue" table:base-cell-address="$grades.$I$3" table:cell-range-address="$grades.$C$3:.$J$3"/>
        <table:named-range table:name="P" table:base-cell-address="$grades.$A$1" table:cell-range-address="$grades.$C$40"/>
        <table:named-range table:name="rest" table:base-cell-address="$grades.$A$1" table:cell-range-address="$grades.$M$9:.$S$18"/>
        <table:named-range table:name="restmax" table:base-cell-address="$grades.$D$40" table:cell-range-address="$grades.$AD$9:.$AJ$18"/>
        <table:named-range table:name="rowno" table:base-cell-address="$grades.$A$1" table:cell-range-address="$grades.$A$9:.$A$18"/>
        <table:named-range table:name="S" table:base-cell-address="$grades.$D$40" table:cell-range-address="$grades.$D$40"/>
        <table:named-expression table:name="SHARED_FORMULA_22_9_22_9_0" table:base-cell-address="$grades.$W$10" table:expression="SUM([.C10:.V10])"/>
        <table:named-expression table:name="SHARED_FORMULA_2_31_2_31_0" table:base-cell-address="$grades.$C$32" table:expression="AVERAGE(INDEX(xp;0;Columnno))"/>
        <table:named-expression table:name="SHARED_FORMULA_2_32_2_32_0" table:base-cell-address="$grades.$C$33" table:expression="Average*100/#NAME?"/>
        <table:named-expression table:name="SHARED_FORMULA_2_33_2_33_0" table:base-cell-address="$grades.$C$34" table:expression="STDEV(INDEX(xp;0;Columnno))"/>
        <table:named-expression table:name="SHARED_FORMULA_2_34_2_34_0" table:base-cell-address="$grades.$C$35" table:expression="StandardDev*100/#NAME?"/>
        <table:named-expression table:name="SHARED_FORMULA_2_36_2_36_0" table:base-cell-address="$grades.$C$37" table:expression="100*#NAME?/Tmax"/>
        <table:named-expression table:name="SHARED_FORMULA_2_38_2_38_0" table:base-cell-address="$grades.$C$39" table:expression="100*#NAME?/SQRT_Covariance_with_T_Sum"/>
        <table:named-expression table:name="SHARED_FORMULA_2_42_2_42_0" table:base-cell-address="$grades.$C$43" table:expression="VAR(INDEX(xp;0;Columnno))"/>
        <table:named-expression table:name="SHARED_FORMULA_2_43_2_43_0" table:base-cell-address="$grades.$C$44" table:expression="VAR(INDEX(rest;0;Columnno))"/>
        <table:named-expression table:name="SHARED_FORMULA_2_44_2_44_0" table:base-cell-address="$grades.$C$45" table:expression="100*#NAME?/SQRT(Variancexp*Variancerest)"/>
        <table:named-expression table:name="SHARED_FORMULA_2_46_2_46_0" table:base-cell-address="$grades.$C$47" table:expression="100*(#NAME?/#NAME?)"/>
        <table:named-range table:name="SQRT_Covariance_with_T" table:base-cell-address="$grades.$D$40" table:cell-range-address="$grades.$C$25:.$I$25"/>
        <table:named-range table:name="SQRT_Covariance_with_T_Sum" table:base-cell-address="$grades.$A$1" table:cell-range-address="$grades.$J$25"/>
        <table:named-range table:name="StandardDev" table:base-cell-address="$grades.$A$1" table:cell-range-address="$grades.$B$21:.$J$21"/>
        <table:named-range table:name="T" table:base-cell-address="$grades.$A$1" table:cell-range-address="$grades.$J$9:.$J$18"/>
        <table:named-range table:name="Taverage" table:base-cell-address="$grades.$A$1" table:cell-range-address="$grades.$J$19"/>
        <table:named-range table:name="Tmax" table:base-cell-address="$grades.$A$1" table:cell-range-address="$grades.$J$3"/>
        <table:named-range table:name="Tstdev" table:base-cell-address="$grades.$A$1" table:cell-range-address="$grades.$G$40"/>
        <table:named-range table:name="Variancerest" table:base-cell-address="$grades.$A$1" table:cell-range-address="$grades.$B$31:.$I$31"/>
        <table:named-range table:name="Variancexp" table:base-cell-address="$grades.$A$1" table:cell-range-address="$grades.$B$30:.$I$30"/>
        <table:named-range table:name="xp" table:base-cell-address="$grades.$A$1" table:cell-range-address="$grades.$C$9:.$I$18"/>
        <table:named-range table:name="xpmax" table:base-cell-address="$grades.$A$1" table:cell-range-address="$grades.$V$9:.$AB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3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$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25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fo:padding="0.028in" style:rotation-align="none"/>
      <style:text-properties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2pt solid #808080" fo:padding="0.028in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2pt double #333333" style:border-line-width="0.0008in 0.0016in 0.0008in" fo:padding="0.02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7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7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2pt solid #808080" fo:padding="0.028in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2pt double #ff9900" style:border-line-width-bottom="0.0008in 0.0016in 0.0008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2pt solid #c0c0c0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2pt solid #333333" fo:padding="0.028in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2pt double #333399" style:border-line-width-bottom="0.0008in 0.0016in 0.0008in" style:diagonal-bl-tr="none" style:diagonal-tl-br="none" fo:border-left="none" fo:padding="0.028in" fo:border-right="none" style:rotation-align="none" fo:border-top="0.2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ades" style:display-name="PageStyle_gr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t</meta:initial-creator>
    <meta:creation-date>2008-10-29T15:33:17</meta:creation-date>
    <dc:date>2013-07-25T19:40:23</dc:date>
    <meta:generator>LibreOffice/4.0.2.2$Linux_X86_64 LibreOffice_project/400m0$Build-2</meta:generator>
    <meta:editing-duration>PT56M38S</meta:editing-duration>
    <meta:editing-cycles>2</meta:editing-cycles>
    <meta:document-statistic meta:table-count="1" meta:cell-count="503" meta:object-count="4"/>
  </office:meta>
</office:document-meta>
</file>